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BB0000018547C6A1F4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849cm" svg:height="4.368cm" svg:x="0.505cm" svg:y="0.25cm">
          <draw:image xlink:href="Pictures/20000002000002BB0000018547C6A1F4.eps" xlink:type="simple" xlink:show="embed" xlink:actuate="onLoad">
            <text:p/>
          </draw:image>
        </draw:frame>
        <draw:frame draw:style-name="gr2" draw:layer="layout" svg:width="1.238cm" svg:height="0.329cm" svg:x="6.89cm" svg:y="3.048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87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03T05:29:46</dc:date>
    <dc:creator>kkk </dc:creator>
    <meta:generator>LibreOffice/3.3$Linux LibreOffice_project/330m19$Build-401</meta:generator>
    <meta:editing-duration>PT4H54M43S</meta:editing-duration>
    <meta:editing-cycles>29</meta:editing-cycles>
    <meta:document-statistic meta:object-count="2"/>
  </office:meta>
</office:document-meta>
</file>

<file path=Object 1/content.xml><?xml version="1.0" encoding="utf-8"?>
<math xmlns="http://www.w3.org/1998/Math/MathML">
  <semantics>
    <mover accent="true">
      <mrow>
        <mi mathvariant="italic">پست</mi>
        <mi mathvariant="italic">زبردستی</mi>
      </mrow>
      <mo>¯</mo>
    </mover>
    <annotation encoding="StarMath 5.0">overline{پست زبردستی}</annotation>
  </semantics>
</math>
</file>